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Start of the week (Sunday)</text:p>
          </table:table-cell>
          <table:table-cell table:style-name="ce1" office:value-type="string" calcext:value-type="string">
            <text:p>End of the week (Saturday)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LW</text:p>
          </table:table-cell>
          <table:table-cell table:style-name="ce1" office:value-type="string" calcext:value-type="string">
            <text:p>WoC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2-03" calcext:value-type="date">
            <text:p>3 February 1974</text:p>
          </table:table-cell>
          <table:table-cell table:style-name="ce2" office:value-type="date" office:date-value="1974-02-09" calcext:value-type="date">
            <text:p>9 February 197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ew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2-10" calcext:value-type="date">
            <text:p>10 February 1974</text:p>
          </table:table-cell>
          <table:table-cell table:style-name="ce2" office:value-type="date" office:date-value="1974-02-16" calcext:value-type="date">
            <text:p>16 February 197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2-17" calcext:value-type="date">
            <text:p>17 February 1974</text:p>
          </table:table-cell>
          <table:table-cell table:style-name="ce2" office:value-type="date" office:date-value="1974-02-23" calcext:value-type="date">
            <text:p>23 February 197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2-24" calcext:value-type="date">
            <text:p>24 February 1974</text:p>
          </table:table-cell>
          <table:table-cell table:style-name="ce2" office:value-type="date" office:date-value="1974-03-02" calcext:value-type="date">
            <text:p>2 March 197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3-03" calcext:value-type="date">
            <text:p>3 March 1974</text:p>
          </table:table-cell>
          <table:table-cell table:style-name="ce2" office:value-type="date" office:date-value="1974-03-09" calcext:value-type="date">
            <text:p>9 March 197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3-10" calcext:value-type="date">
            <text:p>10 March 1974</text:p>
          </table:table-cell>
          <table:table-cell table:style-name="ce2" office:value-type="date" office:date-value="1974-03-16" calcext:value-type="date">
            <text:p>16 March 197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3-17" calcext:value-type="date">
            <text:p>17 March 1974</text:p>
          </table:table-cell>
          <table:table-cell table:style-name="ce2" office:value-type="date" office:date-value="1974-03-23" calcext:value-type="date">
            <text:p>23 March 197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3-24" calcext:value-type="date">
            <text:p>24 March 1974</text:p>
          </table:table-cell>
          <table:table-cell table:style-name="ce2" office:value-type="date" office:date-value="1974-03-30" calcext:value-type="date">
            <text:p>30 March 19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3-31" calcext:value-type="date">
            <text:p>31 March 1974</text:p>
          </table:table-cell>
          <table:table-cell table:style-name="ce2" office:value-type="date" office:date-value="1974-04-06" calcext:value-type="date">
            <text:p>6 April 197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74-04-07" calcext:value-type="date">
            <text:p>7 April 1974</text:p>
          </table:table-cell>
          <table:table-cell table:style-name="ce2" office:value-type="date" office:date-value="1974-04-13" calcext:value-type="date">
            <text:p>13 April 197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<text:span text:style-name="T1">Key:</text:span><text:span text:style-name="T2">   Pos=Chart Position   LW=Last Week   WoC=Weeks On Charts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<text:span text:style-name="T1">Note:</text:span><text:span text:style-name="T2">   After the 13 April 1974 the single was no longer listed within the Top 40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<text:span text:style-name="T1">All The 10s:</text:span><text:span text:style-name="T2">   Lena was aged 10, The single was in the charts for 10 weeks &amp; it peak at number 10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8T23:57:03.753043886</dc:date>
    <meta:editing-duration>PT2M12S</meta:editing-duration>
    <meta:editing-cycles>1</meta:editing-cycles>
    <meta:document-statistic meta:table-count="1" meta:cell-count="58" meta:object-count="0"/>
  </office:meta>
</office:document-meta>
</file>